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 style:data-style-name="N3"/>
    <style:style style:name="ce2" style:family="table-cell" style:parent-style-name="Default" style:data-style-name="N11"/>
    <style:style style:name="ce12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0.2" calcext:value-type="float">
            <text:p>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05" calcext:value-type="percentage">
            <text:p>0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5" calcext:value-type="percentage">
            <text:p>99.5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5]/[.B16]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16]^2*[.B17]" office:value-type="float" office:value="400" calcext:value-type="float">
            <text:p>4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16]^2*[.B19]" office:value-type="float" office:value="460" calcext:value-type="float">
            <text:p>460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urn 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1]+[.B2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3]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</table:table>
      <table:table table:name="LM74502H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0" calcext:value-type="float">
            <text:p>2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8" calcext:value-type="float">
            <text:p>8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35" calcext:value-type="percentage">
            <text:p>3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5" calcext:value-type="percentage">
            <text:p>99.5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250" calcext:value-type="float">
            <text:p>1,250.00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08:35:06.6005072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5-09-10T08:50:15.364473235</dc:date>
    <meta:editing-duration>P3DT20H28M41S</meta:editing-duration>
    <meta:editing-cycles>16</meta:editing-cycles>
    <meta:generator>LibreOffice/7.2.2.2$MacOSX_X86_64 LibreOffice_project/02b2acce88a210515b4a5bb2e46cbfb63fe97d56</meta:generator>
    <meta:document-statistic meta:table-count="4" meta:cell-count="118" meta:object-count="0"/>
  </office:meta>
</office:document-meta>
</file>